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in" fo:margin-left="0.0049in" fo:margin-top="0in" fo:margin-bottom="0in" table:align="left" style:writing-mode="lr-tb"/>
    </style:style>
    <style:style style:name="Table1.A" style:family="table-column">
      <style:table-column-properties style:column-width="1.625in"/>
    </style:style>
    <style:style style:name="Table1.1" style:family="table-row">
      <style:table-row-properties style:min-row-height="0.2813in" fo:keep-together="auto"/>
    </style:style>
    <style:style style:name="Table1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.2" style:family="table-row">
      <style:table-row-properties style:min-row-height="0.4167in" fo:keep-together="auto"/>
    </style:style>
    <style:style style:name="P1" style:family="paragraph" style:parent-style-name="Standard">
      <style:text-properties officeooo:paragraph-rsid="001b0d0a"/>
    </style:style>
    <style:style style:name="P2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paragraph-rsid="001b0d0a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b2cc1" officeooo:paragraph-rsid="001b2cc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4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d2cc3" officeooo:paragraph-rsid="001d2cc3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5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6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0449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7" style:family="paragraph" style:parent-style-name="Standard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2f01b" officeooo:paragraph-rsid="0022f01b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8" style:family="paragraph" style:parent-style-name="Heading_20_2" style:master-page-name="Standard">
      <style:paragraph-properties style:page-number="1"/>
      <style:text-properties officeooo:rsid="001b2cc1" officeooo:paragraph-rsid="001b2cc1"/>
    </style:style>
    <style:style style:name="P9" style:family="paragraph" style:parent-style-name="Standard" style:list-style-name="L1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0" style:family="paragraph" style:parent-style-name="Standard" style:list-style-name="L2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1f0f61" officeooo:paragraph-rsid="001f0f61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 style:list-style-name="L3">
      <style:paragraph-properties fo:margin-top="0.139in" fo:margin-bottom="0in" style:contextual-spacing="false" fo:line-height="100%" fo:text-align="start" style:justify-single-word="false" fo:orphans="2" fo:widows="2"/>
      <style:text-properties fo:color="#000000" loext:opacity="100%" style:font-name="Arial" fo:font-size="11pt" fo:language="en" fo:country="US" officeooo:rsid="00204490" officeooo:paragraph-rsid="00204490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T1" style:family="text">
      <style:text-properties officeooo:rsid="001d2cc3"/>
    </style:style>
    <style:style style:name="T2" style:family="text">
      <style:text-properties officeooo:rsid="0023bfc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Use case: Authe<text:span text:style-name="T1">n</text:span>tication</text:h>
      <text:p text:style-name="P1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ID and name</text:p>
          </table:table-cell>
          <table:table-cell table:style-name="Table1.A1" table:number-columns-spanned="3" office:value-type="string">
            <text:p text:style-name="P3">UC_<text:span text:style-name="T2">X</text:span>: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Primary acto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Secondary actor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Description</text:p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Trigger</text:p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reconditions</text:p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ostconditions</text:p>
          </table:table-cell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Normal flow</text:p>
          </table:table-cell>
          <table:table-cell table:style-name="Table1.A1" table:number-columns-spanned="3" office:value-type="string">
            <text:p text:style-name="P5">1.<text:span text:style-name="T2">0 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Alternative flows</text:p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Exceptions</text:p>
          </table:table-cell>
          <table:table-cell table:style-name="Table1.A1" table:number-columns-spanned="3" office:value-type="string">
            <text:p text:style-name="P6">1.0 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5:13:21.088042575</meta:creation-date>
    <dc:date>2023-04-10T13:33:27.364899496</dc:date>
    <meta:editing-duration>PT11M34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4" meta:word-count="22" meta:character-count="160" meta:non-whitespace-character-count="150"/>
  </office:meta>
</office:document-meta>
</file>